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; but some tests will fail due to interference with previous tests.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9" office:value-type="string">
            <text:p>-</text:p>
          </table:table-cell>
          <table:table-cell table:style-name="ce19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9"/>
          <table:table-cell table:style-name="ce9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9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9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9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9"/>
          <table:table-cell table:style-name="ce9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4"/>
          <table:table-cell table:style-name="ce9" table:number-columns-repeated="2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9"/>
          <table:table-cell table:style-name="ce9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Matching: Map? AC? Lexical?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Advancing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hange catch syntax: “catch (Type Var)” will become “catch Pattern”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02/16/2009</text:date>, <text:time>08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6T08:26:08</dc:date>
    <meta:editing-cycles>187</meta:editing-cycles>
    <meta:editing-duration>PT261H40M49S</meta:editing-duration>
    <meta:document-statistic meta:table-count="8" meta:cell-count="1263" meta:object-count="0"/>
    <meta:user-defined meta:name="Info 1"/>
    <meta:user-defined meta:name="Info 2"/>
    <meta:user-defined meta:name="Info 3"/>
    <meta:user-defined meta:name="Info 4"/>
  </office:meta>
</office:document-meta>
</file>